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5.549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3.501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 fo:wrap-option="wrap" style:rotation-angle="90" style:rotation-align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>
            <text:p>№</text:p>
          </table:table-cell>
          <table:table-cell office:value-type="string">
            <text:p>ФИО</text:p>
          </table:table-cell>
          <table:table-cell table:style-name="ce2" office:value-type="string">
            <text:p>[dis.$;block=table:table-cell]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[info.$;block=table:table-row+table:table-row;sub1] подгруппа</text:p>
          </table:table-cell>
          <table:table-cell table:style-name="ce2"/>
          <table:table-cell table:number-columns-repeated="1021"/>
        </table:table-row>
        <table:table-row table:style-name="ro3">
          <table:table-cell office:value-type="string">
            <text:p>[info_sub1.#]</text:p>
          </table:table-cell>
          <table:table-cell office:value-type="string">
            <text:p>[info_sub1.$;block=table:table-row]</text:p>
          </table:table-cell>
          <table:table-cell table:style-name="ce3" office:value-type="string">
            <text:p>[info_sub1.tit_[dis2.id;block=table:table-cell]] [info_sub1.com_[dis2.id;block=table:table-cell]]</text:p>
          </table:table-cell>
          <table:table-cell table:number-columns-repeated="1021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2">12.12.2010</text:date>, <text:time>20:53:1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2T18:32:12.04</meta:creation-date>
    <meta:generator>OpenOffice.org/3.2$Win32 OpenOffice.org_project/320m19$Build-9505</meta:generator>
    <dc:date>2010-12-12T20:53:10.79</dc:date>
    <meta:editing-duration>PT02H20M04S</meta:editing-duration>
    <meta:editing-cycles>114</meta:editing-cycles>
    <meta:document-statistic meta:table-count="3" meta:cell-count="7" meta:object-count="0"/>
  </office:meta>
</office:document-meta>
</file>